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ntarell" fo:font-size="13pt" style:font-size-asian="13pt" style:font-size-complex="13pt"/>
    </style:style>
    <style:style style:name="P2" style:family="paragraph" style:parent-style-name="Standard" style:list-style-name="L1">
      <style:paragraph-properties fo:line-height="100%"/>
      <style:text-properties style:font-name="Cantarell" fo:font-size="13pt" style:font-size-asian="13pt" style:font-size-complex="13pt"/>
    </style:style>
    <style:style style:name="P3" style:family="paragraph" style:parent-style-name="Standard" style:list-style-name="L3">
      <style:paragraph-properties fo:line-height="100%"/>
      <style:text-properties style:font-name="Cantarell" fo:font-size="13pt" style:font-size-asian="13pt" style:font-size-complex="13pt"/>
    </style:style>
    <style:style style:name="P4" style:family="paragraph" style:parent-style-name="Standard" style:list-style-name="L3">
      <style:paragraph-properties fo:line-height="100%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 style:list-style-name="L3">
      <style:paragraph-properties fo:line-height="100%"/>
      <style:text-properties style:font-name="Cantarel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3">
      <style:paragraph-properties fo:line-height="100%"/>
      <style:text-properties fo:font-variant="normal" fo:text-transform="none" fo:color="#222222" style:font-name="Cantarell" fo:font-size="13pt" fo:letter-spacing="normal" fo:font-style="normal" fo:font-weight="normal" style:font-size-asian="13pt" style:font-size-complex="13pt"/>
    </style:style>
    <style:style style:name="T1" style:family="text">
      <style:text-properties style:font-name="Cantarell"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tab/>Work Report ( period 1.12.2013 to 31.12.2013) by RRU</text:span></text:p>
      <text:list xml:id="list15042651141" text:style-name="L1">
        <text:list-header>
          <text:p text:style-name="P2"/>
        </text:list-header>
      </text:list>
      <text:list xml:id="list904761025" text:style-name="L3">
        <text:list-item>
          <text:list>
            <text:list-item>
              <text:list>
                <text:list-item>
                  <text:p text:style-name="P4">GCC Duty</text:p>
                  <text:p text:style-name="P5"/>
                </text:list-item>
                <text:list-item>
                  <text:p text:style-name="P7">Explored Generic data structure library.</text:p>
                  <text:p text:style-name="P7"/>
                </text:list-item>
                <text:list-item>
                  <text:p text:style-name="P3">Poster prepared for MWSky conference on Online V2 “Upgraded New Control &amp; Monitor System “.</text:p>
                  <text:p text:style-name="P3"/>
                </text:list-item>
                <text:list-item>
                  <text:p text:style-name="P3">8 antenna Online_v2 implemented. Tested it using Lab set up by configuring one MCM per antenna command sent from GUI as well as terminal.</text:p>
                  <text:p text:style-name="P3"/>
                </text:list-item>
                <text:list-item>
                  <text:p text:style-name="P3">Successfully tested user &amp; sub array commands like create, showuser &amp; cmd2sub by dividing 8 antenna among four user &amp; subarray. Gave commands like sentinel init.</text:p>
                  <text:p text:style-name="P3"/>
                </text:list-item>
                <text:list-item>
                  <text:p text:style-name="P3">Implemented a prototype servo program ( servo.c ) which has all basic commands of servo system.</text:p>
                  <text:p text:style-name="P3"/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1-09T16:39:33</meta:creation-date>
    <dc:date>2014-01-09T16:48:40</dc:date>
    <dc:creator>teleset </dc:creator>
    <meta:editing-duration>PT9M7S</meta:editing-duration>
    <meta:editing-cycles>11</meta:editing-cycles>
    <meta:generator>LibreOffice/3.4$Linux LibreOffice_project/340m1$Build-602</meta:generator>
    <meta:document-statistic meta:table-count="0" meta:image-count="0" meta:object-count="0" meta:page-count="1" meta:paragraph-count="7" meta:word-count="103" meta:character-count="597" meta:non-whitespace-character-count="506"/>
  </office:meta>
</office:document-meta>
</file>